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90000B4E20000B69791315F5F254853EF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6cm" svg:height="19.176cm" svg:x="0.054cm" svg:y="0.001cm">
          <draw:image xlink:href="Pictures/200000090000B4E20000B69791315F5F254853E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9.1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3:20:59.018438858</meta:creation-date>
    <dc:date>2017-03-04T23:32:46.506155147</dc:date>
    <meta:editing-duration>PT11M47S</meta:editing-duration>
    <meta:editing-cycles>2</meta:editing-cycles>
    <meta:generator>LibreOffice/5.3.0.3$Linux_X86_64 LibreOffice_project/30m0$Build-3</meta:generator>
    <meta:document-statistic meta:object-count="1"/>
  </office:meta>
</office:document-meta>
</file>